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09c47"/>
    </style:style>
    <style:style style:name="P2" style:family="paragraph" style:parent-style-name="Standard">
      <style:paragraph-properties fo:margin-left="0.25in" fo:margin-right="0in" fo:line-height="150%" fo:text-indent="0in" style:auto-text-indent="false"/>
      <style:text-properties officeooo:paragraph-rsid="00009c47"/>
    </style:style>
    <style:style style:name="P3" style:family="paragraph" style:parent-style-name="Standard">
      <style:paragraph-properties fo:line-height="150%"/>
      <style:text-properties style:font-name="Times New Roman" fo:font-size="12pt" fo:font-weight="bold" officeooo:paragraph-rsid="00009c47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officeooo:paragraph-rsid="00009c47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1"/>
      <style:text-properties officeooo:paragraph-rsid="00009c47"/>
    </style:style>
    <style:style style:name="P6" style:family="paragraph" style:parent-style-name="Standard">
      <style:paragraph-properties fo:line-height="150%"/>
      <style:text-properties style:font-name="Times New Roman" fo:font-size="12pt" fo:font-weight="bold" officeooo:paragraph-rsid="00009c47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line-height="150%"/>
      <style:text-properties style:font-name="Times New Roman" fo:font-size="12pt" fo:font-weight="bold" officeooo:rsid="00045106" officeooo:paragraph-rsid="00045106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left="0.25in" fo:margin-right="0in" fo:line-height="150%" fo:text-indent="0in" style:auto-text-indent="false"/>
      <style:text-properties style:font-name="Times New Roman" fo:font-size="12pt" officeooo:paragraph-rsid="00009c47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50%"/>
      <style:text-properties officeooo:rsid="00009c47" officeooo:paragraph-rsid="00099f2a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09c47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45106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6ac63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82cc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99f2a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009c47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02887f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style="normal" fo:font-weight="bold" officeooo:rsid="0002887f" style:font-name-asian="Times New Roman1" style:font-size-asian="12pt" style:font-style-asian="normal" style:font-weight-asian="bold" style:font-name-complex="Times New Roman1" style:font-size-complex="12pt" style:font-style-complex="normal"/>
    </style:style>
    <style:style style:name="T11" style:family="text">
      <style:text-properties style:text-position="super 58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style:text-position="super 58%" style:font-name="Times New Roman" fo:font-size="12pt" fo:font-weight="bold" officeooo:rsid="00009c47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orHMM Dredge</text:span><text:span text:style-name="T7">: </text:span><text:span text:style-name="T9">Automatic Discovery of Optimal Discrete Character Models</text:span></text:p>
      <text:p text:style-name="P3"/>
      <text:p text:style-name="P1"><text:span text:style-name="T8">James D. Boyko</text:span><text:span text:style-name="T11">1</text:span><text:span text:style-name="T12">2</text:span><text:span text:style-name="T11">*</text:span><text:span text:style-name="T7"> </text:span></text:p>
      <text:p text:style-name="P3"/>
      <text:p text:style-name="P3">Affiliations</text:p>
      <text:p text:style-name="P2"><text:span text:style-name="T13">1 </text:span><text:span text:style-name="T1">Department of Ecology and Evolutionary Biology, University of Michigan, Ann Arbor,</text:span></text:p>
      <text:p text:style-name="P8">Michigan 48109, USA</text:p>
      <text:p text:style-name="P2"><text:span text:style-name="T13">2 <text:s/></text:span><text:span text:style-name="T2">Michigan Institute of Data Science, U</text:span><text:span text:style-name="T1">niversity of Michigan, Ann Arbor, Michigan 48109, USA</text:span></text:p>
      <text:p text:style-name="P8">*Corresponding author </text:p>
      <text:p text:style-name="P4"/>
      <text:p text:style-name="P4"/>
      <text:p text:style-name="P7">Abstract</text:p>
      <text:p text:style-name="P9"><text:span text:style-name="T1">Discrete character models</text:span><text:span text:style-name="T3"> </text:span><text:span text:style-name="T6">are </text:span><text:span text:style-name="T3">important in biology. Major conclusions are drawn from inferences about ASR or rates of morphological evolution. These inferences are a direct consequence of the model structure used to describe the process. As such, using biologically plausible models </text:span><text:span text:style-name="T4">are</text:span><text:span text:style-name="T3"> quite important. With a plethora of discrete character models </text:span><text:span text:style-name="T6">now </text:span><text:span text:style-name="T3">available, things </text:span><text:span text:style-name="T6">are no longer</text:span><text:span text:style-name="T3"> as simple as comparing all rates different to equal rates anymore. </text:span><text:span text:style-name="T6">However</text:span><text:span text:style-name="T3">, the amount of models available </text:span><text:span text:style-name="T6">make it </text:span><text:span text:style-name="T3">infeasible to consider all of the potential biologically plausible models in the set. </text:span><text:span text:style-name="T6">Furthermore</text:span><text:span text:style-name="T3">, a failure to include a full model set </text:span><text:span text:style-name="T6">may</text:span><text:span text:style-name="T3"> change inferences. <text:s/>In addition to this problem, the complex models that can result from multiple character correlation and hidden states can quickly lead to </text:span><text:span text:style-name="T6">over</text:span><text:span text:style-name="T3"> parameterized models. As the number of parameters approaches the number of taxa, </text:span><text:span text:style-name="T5">parameter estimates</text:span><text:span text:style-name="T3"> become </text:span><text:span text:style-name="T5">more volatile and</text:span><text:span text:style-name="T3"> sensitive to the particularities of the chosen dataset. </text:span><text:span text:style-name="T4">To overcome both of these issues I borrow the concept of regularization from machine learning and apply it to the familiar Mk model. I outline the benefits of regularization with reference to bias-variance trade-offs and demonstrate </text:span><text:span text:style-name="T5">its</text:span><text:span text:style-name="T4"> improvement for important downstream tasks such as ancestral state reconstruction </text:span><text:span text:style-name="T5">over traditional unregularized methods</text:span><text:span text:style-name="T4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01:59.291189151</meta:creation-date>
    <dc:date>2024-05-03T16:02:53.831373892</dc:date>
    <meta:editing-duration>PT39M5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46" meta:character-count="1672" meta:non-whitespace-character-count="1430"/>
  </office:meta>
</office:document-meta>
</file>